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2fc" officeooo:paragraph-rsid="0009c2fc"/>
    </style:style>
    <style:style style:name="P2" style:family="paragraph" style:parent-style-name="Standard">
      <style:text-properties officeooo:rsid="000a6c5c" officeooo:paragraph-rsid="000a6c5c"/>
    </style:style>
    <style:style style:name="P3" style:family="paragraph" style:parent-style-name="Standard">
      <style:text-properties officeooo:rsid="000a6c5c" officeooo:paragraph-rsid="000a6c5c"/>
    </style:style>
    <style:style style:name="P4" style:family="paragraph" style:parent-style-name="Standard">
      <style:text-properties officeooo:rsid="000ab36c" officeooo:paragraph-rsid="000ab3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 </text:p>
      <text:p text:style-name="P1"/>
      <text:p text:style-name="P1"/>
      <text:p text:style-name="P1">Instalación de Asterix:</text:p>
      <text:p text:style-name="P1"/>
      <text:p text:style-name="P1"><text:a xlink:type="simple" xlink:href="https://wiki.freepbx.org/display/FOP/Installing+FreePBX+with+the+Official+Distro" text:style-name="Internet_20_link" text:visited-style-name="Visited_20_Internet_20_Link">https://wiki.freepbx.org/display/FOP/Installing+FreePBX+with+the+Official+Distro</text:a></text:p>
      <text:p text:style-name="P1"/>
      <text:p text:style-name="P2">tutorial instalación FreePBX:</text:p>
      <text:p text:style-name="P2"/>
      <text:p text:style-name="P2"><text:a xlink:type="simple" xlink:href="https://centralipues.wordpress.com/2014/12/06/cuarto-paso-configuracion-freepbx/" text:style-name="Internet_20_link" text:visited-style-name="Visited_20_Internet_20_Link">https://centralipues.wordpress.com/2014/12/06/cuarto-paso-configuracion-freepbx/</text:a></text:p>
      <text:p text:style-name="P2"/>
      <text:p text:style-name="P4">Desbloqueo de Firewall:</text:p>
      <text:p text:style-name="P4"/>
      <text:p text:style-name="P4"><text:a xlink:type="simple" xlink:href="https://wiki.freepbx.org/display/FPG/Firewall+Command+Line" text:style-name="Internet_20_link" text:visited-style-name="Visited_20_Internet_20_Link">https://wiki.freepbx.org/display/FPG/Firewall+Command+Line</text:a></text:p>
      <text:p text:style-name="P4"/>
      <text:p text:style-name="P4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6:04.427000000</meta:creation-date>
    <dc:date>2018-04-08T15:10:01.542000000</dc:date>
    <meta:editing-duration>PT45M11S</meta:editing-duration>
    <meta:editing-cycles>3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7" meta:word-count="13" meta:character-count="306" meta:non-whitespace-character-count="299"/>
  </office:meta>
</office:document-meta>
</file>